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мер шаблона</text:p>
      <text:p text:style-name="P1"/>
      <text:p text:style-name="P1"/>
      <text:p text:style-name="P2">1 Строка</text:p>
      <text:p text:style-name="P2">2 Строка</text:p>
      <text:p text:style-name="P2">3 Строка</text:p>
      <text:p text:style-name="P2">4 Строка</text:p>
      <text:p text:style-name="P2">5 Строка</text:p>
      <text:p text:style-name="P2">6 Строка</text:p>
      <text:p text:style-name="P2">7 Строка</text:p>
      <text:p text:style-name="P2">8 Строка</text:p>
      <text:p text:style-name="P3"><text:bookmark-start text:name="Место1"/>Закладка<text:bookmark-end text:name="Место1"/></text:p>
      <text:p text:style-name="P2">9 Строка</text:p>
      <text:p text:style-name="P2">10 Строка</text:p>
      <text:p text:style-name="P2">11 Строка</text:p>
      <text:p text:style-name="P2">12 Строк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12T18:37:42.47</meta:creation-date>
    <dc:date>2018-06-14T18:43:46.76</dc:date>
    <meta:editing-duration>PT2M25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14" meta:word-count="27" meta:character-count="121"/>
  </office:meta>
</office:document-meta>
</file>